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erif, EmojiFont"/>
    <style:font-face style:name="Helvetica" svg:font-family="Helvetica, sans-serif, serif, EmojiFont"/>
    <style:font-face style:name="Symbol" svg:font-family="Symbol, serif, EmojiFont"/>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648" officeooo:paragraph-rsid="001ed648"/>
    </style:style>
    <style:style style:name="P2" style:family="paragraph" style:parent-style-name="Standard">
      <style:text-properties officeooo:rsid="001fb4e6" officeooo:paragraph-rsid="001fb4e6"/>
    </style:style>
    <style:style style:name="P3" style:family="paragraph" style:parent-style-name="Heading">
      <style:text-properties officeooo:paragraph-rsid="0021e885"/>
    </style:style>
    <style:style style:name="P4" style:family="paragraph" style:parent-style-name="Text_20_body">
      <style:text-properties officeooo:paragraph-rsid="001fb4e6"/>
    </style:style>
    <style:style style:name="P5" style:family="paragraph" style:parent-style-name="Text_20_body">
      <style:text-properties officeooo:rsid="001fee69" officeooo:paragraph-rsid="001fee69"/>
    </style:style>
    <style:style style:name="P6" style:family="paragraph" style:parent-style-name="Text_20_body">
      <style:text-properties officeooo:rsid="00248a44" officeooo:paragraph-rsid="00248a44"/>
    </style:style>
    <style:style style:name="P7" style:family="paragraph" style:parent-style-name="Text_20_body">
      <style:text-properties officeooo:rsid="0025d526" officeooo:paragraph-rsid="0025d526"/>
    </style:style>
    <style:style style:name="P8" style:family="paragraph" style:parent-style-name="Text_20_body">
      <style:text-properties fo:font-size="12pt" officeooo:rsid="00248a44" officeooo:paragraph-rsid="00248a44" style:font-size-asian="12pt" style:font-size-complex="12pt"/>
    </style:style>
    <style:style style:name="P9" style:family="paragraph" style:parent-style-name="Text_20_body">
      <style:text-properties fo:font-size="12pt" officeooo:rsid="00267401" officeooo:paragraph-rsid="00267401" style:font-size-asian="12pt" style:font-size-complex="12pt"/>
    </style:style>
    <style:style style:name="P10" style:family="paragraph" style:parent-style-name="Text_20_body">
      <style:text-properties fo:font-size="12pt" officeooo:rsid="0025d526" officeooo:paragraph-rsid="0025d526" style:font-size-asian="12pt" style:font-size-complex="12pt"/>
    </style:style>
    <style:style style:name="P11" style:family="paragraph" style:parent-style-name="Text_20_body">
      <style:paragraph-properties fo:margin-top="0in" fo:margin-bottom="0.0972in" loext:contextual-spacing="false" fo:padding="0in" fo:border="none"/>
    </style:style>
    <style:style style:name="P12" style:family="paragraph" style:parent-style-name="Text_20_body" style:list-style-name="L2">
      <style:paragraph-properties fo:margin-top="0in" fo:margin-bottom="0.0972in" loext:contextual-spacing="false" fo:padding="0in" fo:border="none"/>
    </style:style>
    <style:style style:name="P13" style:family="paragraph" style:parent-style-name="Text_20_body">
      <style:paragraph-properties fo:margin-left="0in" fo:margin-right="0in" fo:margin-top="0in" fo:margin-bottom="0.1252in" loext:contextual-spacing="false" fo:orphans="2" fo:widows="2" fo:text-indent="0in" style:auto-text-indent="false"/>
    </style:style>
    <style:style style:name="P14" style:family="paragraph" style:parent-style-name="Text_20_body">
      <style:paragraph-properties fo:margin-left="0.2602in" fo:margin-right="0in" fo:text-align="start" style:justify-single-word="false" fo:text-indent="-0.25in" style:auto-text-indent="false"/>
    </style:style>
    <style:style style:name="P15" style:family="paragraph" style:parent-style-name="Text_20_body">
      <style:paragraph-properties fo:margin-left="0.5209in" fo:margin-right="0in" fo:text-align="start" style:justify-single-word="false" fo:text-indent="-0.25in" style:auto-text-indent="false"/>
    </style:style>
    <style:style style:name="P16" style:family="paragraph" style:parent-style-name="Text_20_body">
      <style:paragraph-properties fo:margin-left="0.5209in" fo:margin-right="0in" fo:text-align="start" style:justify-single-word="false" fo:text-indent="-0.25in" style:auto-text-indent="false"/>
      <style:text-properties fo:font-size="12pt" officeooo:rsid="00248a44" officeooo:paragraph-rsid="0025d526" style:font-size-asian="12pt" style:font-size-complex="12pt"/>
    </style:style>
    <style:style style:name="P17" style:family="paragraph" style:parent-style-name="Text_20_body">
      <style:paragraph-properties fo:margin-left="0.5209in" fo:margin-right="0in" fo:text-align="start" style:justify-single-word="false" fo:text-indent="-0.25in" style:auto-text-indent="false"/>
      <style:text-properties fo:font-size="12pt" officeooo:rsid="0025d526" officeooo:paragraph-rsid="0025d526" style:font-size-asian="12pt" style:font-size-complex="12pt"/>
    </style:style>
    <style:style style:name="P18" style:family="paragraph" style:parent-style-name="Title">
      <style:text-properties officeooo:rsid="001fb4e6" officeooo:paragraph-rsid="001fb4e6"/>
    </style:style>
    <style:style style:name="T1" style:family="text">
      <style:text-properties fo:color="#2d3b45"/>
    </style:style>
    <style:style style:name="T2" style:family="text">
      <style:text-properties fo:color="#2d3b45" style:font-name="Helvetica"/>
    </style:style>
    <style:style style:name="T3" style:family="text">
      <style:text-properties fo:color="#2d3b45" style:font-name="Helvetica" fo:font-size="12pt"/>
    </style:style>
    <style:style style:name="T4" style:family="text">
      <style:text-properties fo:color="#2d3b45" style:font-name="Helvetica" fo:font-size="12pt" fo:font-style="italic"/>
    </style:style>
    <style:style style:name="T5" style:family="text">
      <style:text-properties fo:color="#2d3b45" style:font-name="Helvetica" fo:font-size="12pt" style:font-size-asian="14pt" style:font-size-complex="14pt"/>
    </style:style>
    <style:style style:name="T6" style:family="text">
      <style:text-properties fo:color="#2d3b45" style:font-name="Helvetica" fo:font-size="12pt" officeooo:rsid="0025d526" style:font-size-asian="14pt" style:font-size-complex="14pt"/>
    </style:style>
    <style:style style:name="T7" style:family="text">
      <style:text-properties fo:color="#2d3b45" style:font-name="Helvetica" fo:font-size="12pt" fo:font-weight="normal" style:font-size-asian="12pt" style:font-weight-asian="normal" style:font-size-complex="12pt" style:font-weight-complex="normal"/>
    </style:style>
    <style:style style:name="T8" style:family="text">
      <style:text-properties fo:color="#2d3b45" style:font-name="Helvetica" fo:font-size="12pt" fo:font-weight="normal" officeooo:rsid="0021e885" style:font-size-asian="12pt" style:font-weight-asian="normal" style:font-size-complex="12pt" style:font-weight-complex="normal"/>
    </style:style>
    <style:style style:name="T9" style:family="text">
      <style:text-properties fo:color="#2d3b45" style:font-name="Helvetica" fo:font-size="12pt" style:font-size-asian="12pt" style:font-size-complex="12pt"/>
    </style:style>
    <style:style style:name="T10" style:family="text">
      <style:text-properties fo:color="#2d3b45" style:font-name="Helvetica" fo:font-size="14pt" style:font-size-asian="14pt" style:font-size-complex="14pt"/>
    </style:style>
    <style:style style:name="T11" style:family="text">
      <style:text-properties fo:color="#2d3b45" style:font-name="Helvetica" fo:font-size="14pt" officeooo:rsid="001fee69" style:font-size-asian="14pt" style:font-size-complex="14pt"/>
    </style:style>
    <style:style style:name="T12" style:family="text">
      <style:text-properties fo:color="#2d3b45" style:font-name="Helvetica" fo:font-size="14pt" officeooo:rsid="0021e885" style:font-size-asian="14pt" style:font-size-complex="14pt"/>
    </style:style>
    <style:style style:name="T13" style:family="text">
      <style:text-properties fo:color="#2d3b45" style:font-name="Helvetica" fo:font-size="14pt" fo:font-weight="normal" officeooo:rsid="0021e885" style:font-size-asian="14pt" style:font-weight-asian="normal" style:font-size-complex="14pt" style:font-weight-complex="normal"/>
    </style:style>
    <style:style style:name="T14" style:family="text">
      <style:text-properties fo:color="#2d3b45" style:font-name="Helvetica" fo:font-size="14pt" fo:font-weight="normal" officeooo:rsid="00248a44" style:font-size-asian="14pt" style:font-weight-asian="normal" style:font-size-complex="14pt" style:font-weight-complex="normal"/>
    </style:style>
    <style:style style:name="T15" style:family="text">
      <style:text-properties fo:color="#2d3b45" style:font-name="Helvetica" officeooo:rsid="0021e885"/>
    </style:style>
    <style:style style:name="T16" style:family="text">
      <style:text-properties fo:color="#2d3b45" style:font-name="Helvetica" fo:font-weight="normal" officeooo:rsid="0021e885" style:font-weight-asian="normal" style:font-weight-complex="normal"/>
    </style:style>
    <style:style style:name="T17" style:family="text">
      <style:text-properties fo:color="#2d3b45" style:font-name="Helvetica" fo:font-weight="normal" officeooo:rsid="00248a44" style:font-weight-asian="normal" style:font-weight-complex="normal"/>
    </style:style>
    <style:style style:name="T18" style:family="text">
      <style:text-properties fo:color="#2d3b45" style:font-name="Helvetica" officeooo:rsid="0025d526"/>
    </style:style>
    <style:style style:name="T19" style:family="text">
      <style:text-properties fo:color="#2d3b45" style:font-name="Helvetica" officeooo:rsid="0026a2f0"/>
    </style:style>
    <style:style style:name="T20" style:family="text">
      <style:text-properties fo:color="#2d3b45" style:font-name="Symbol" fo:font-size="10pt"/>
    </style:style>
    <style:style style:name="T21" style:family="text">
      <style:text-properties fo:color="#2d3b45" style:font-name="Courier New" fo:font-size="10pt"/>
    </style:style>
    <style:style style:name="T22" style:family="text">
      <style:text-properties officeooo:rsid="001fb4e6"/>
    </style:style>
    <style:style style:name="T23" style:family="text">
      <style:text-properties fo:font-variant="normal" fo:text-transform="none" fo:color="#2d3b45" style:font-name="Helvetica" fo:font-size="12pt"/>
    </style:style>
    <style:style style:name="T24" style:family="text">
      <style:text-properties fo:font-variant="normal" fo:text-transform="none" fo:color="#2d3b45" style:font-name="Symbol" fo:font-size="10pt"/>
    </style:style>
    <style:style style:name="T25" style:family="text">
      <style:text-properties fo:font-variant="normal" fo:text-transform="none" fo:color="#2d3b45" style:font-name="Courier New" fo:font-size="10pt"/>
    </style:style>
    <style:style style:name="T26" style:family="text">
      <style:text-properties officeooo:rsid="001fee69"/>
    </style:style>
    <style:style style:name="T27" style:family="text">
      <style:text-properties officeooo:rsid="0021e885"/>
    </style:style>
    <style:style style:name="T28" style:family="text">
      <style:text-properties officeooo:rsid="002378a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ject Management of ML on Python course <text:span text:style-name="T28">(project 2)</text:span></text:p>
      <text:p text:style-name="P1"/>
      <text:p text:style-name="P2"><text:span text:style-name="T3">The management idea source</text:span></text:p>
      <text:p text:style-name="P2"><text:span text:style-name="T3">steps:</text:span></text:p>
      <text:p text:style-name="P2"><text:span text:style-name="T3">https://www.pmi.org/learning/library/unique-challenges-managing-small-project-8439</text:span></text:p>
      <text:p text:style-name="P2"><text:a xlink:type="simple" xlink:href="http://tlmerrill.pbworks.com/w/file/fetch/85210927/Managing%20Small%20Projects%202.pdf" text:style-name="Internet_20_link" text:visited-style-name="Visited_20_Internet_20_Link"><text:span text:style-name="T3">http://tlmerrill.pbworks.com/w/file/fetch/85210927/Managing%20Small%20Projects%202.pdf</text:span></text:a></text:p>
      <text:p text:style-name="P2"><text:span text:style-name="T3">tips:</text:span></text:p>
      <text:p text:style-name="P2"><text:a xlink:type="simple" xlink:href="https://www.ims-web.com/blog/15-tips-for-managing-small-projects" text:style-name="Internet_20_link" text:visited-style-name="Visited_20_Internet_20_Link"><text:span text:style-name="T3">https://www.ims-web.com/blog/15-tips-for-managing-small-projects</text:span></text:a></text:p>
      <text:p text:style-name="P2"><text:span text:style-name="T3"/></text:p>
      <text:h text:style-name="Heading_20_1" text:outline-level="1">Steps</text:h>
      <text:list xml:id="list3550354680136233448" text:style-name="L2">
        <text:list-item>
          <text:p text:style-name="P12">Sanctioning. </text:p>
        </text:list-item>
        <text:list-item>
          <text:p text:style-name="P12">Scope Definition. </text:p>
        </text:list-item>
        <text:list-item>
          <text:p text:style-name="P12">Scheduling and Estimating. </text:p>
        </text:list-item>
        <text:list-item>
          <text:p text:style-name="P12">Status Reporting/Executing. </text:p>
        </text:list-item>
        <text:list-item>
          <text:p text:style-name="P12">Success – Closing the project. </text:p>
        </text:list-item>
      </text:list>
      <text:p text:style-name="P11"/>
      <text:h text:style-name="Heading_20_1" text:outline-level="1">1. <text:span text:style-name="T26">Sanctioning.</text:span></text:h>
      <text:p text:style-name="P5">We don’t need to do it</text:p>
      <text:h text:style-name="Heading_20_1" text:outline-level="1"><text:span text:style-name="T26">2. </text:span>Scope Definition.</text:h>
      <text:p text:style-name="Text_20_body"><text:span text:style-name="Strong_20_Emphasis"><text:span text:style-name="T3">Dataset requirements</text:span></text:span><text:span text:style-name="T3">: Choose a dataset that is comprised of image data. The data should be directories of images. That is, the dataset should not yet be pre-processed. The following are required for the dataset:</text:span></text:p>
      <text:p text:style-name="P14"><text:span text:style-name="T3">1.</text:span><text:span text:style-name="T23">    </text:span><text:span text:style-name="T3">The data includes at least 1000 images</text:span></text:p>
      <text:p text:style-name="P14"><text:span text:style-name="T3">2.</text:span><text:span text:style-name="T23">    </text:span><text:span text:style-name="T3">The size of the images should be larger than 20x20 pixels </text:span></text:p>
      <text:p text:style-name="P14"><text:span text:style-name="T3">3.</text:span><text:span text:style-name="T23">    </text:span><text:span text:style-name="T3">The dataset should have a well defined prediction task (i.e., a label for each image)</text:span></text:p>
      <text:p text:style-name="P13"><text:soft-page-break/><text:span text:style-name="Strong_20_Emphasis"><text:span text:style-name="T4">A note on grading</text:span></text:span><text:span text:style-name="Emphasis"><text:span text:style-name="T3">: This lab is mostly about visualizing and understanding your dataset. The largest share of the points is from how you interpret the visuals that you make. Making the visuals is not enough to satisfy each of the rubrics below—you should appropriately explain what the implications of the visualizations are. In other words, expect about 20% of the available points for visuals that have no substantive discussion. </text:span></text:span></text:p>
      <text:p text:style-name="P13"><text:span text:style-name="Strong_20_Emphasis"><text:span text:style-name="T3">Grading Rubric</text:span></text:span></text:p>
      <text:p text:style-name="P14"><text:span text:style-name="T20">·</text:span><text:span text:style-name="T24">         </text:span><text:span text:style-name="T3">Business Understanding (</text:span><text:span text:style-name="Strong_20_Emphasis"><text:span text:style-name="T3">20 points total</text:span></text:span><text:span text:style-name="T3">).  </text:span></text:p>
      <text:p text:style-name="P15"><text:span text:style-name="T21">o</text:span><text:span text:style-name="T25">    </text:span><text:span text:style-name="T3">[</text:span><text:span text:style-name="Strong_20_Emphasis"><text:span text:style-name="T3">20 points</text:span></text:span><text:span text:style-name="T3">] Give an overview of the dataset. Describe the purpose of the data set you selected (i.e., why was this data collected in the first place?). What is the prediction task for your dataset and which third parties would be interested in the results? Why is this data important? Once you begin modeling, how well would your prediction algorithm need to perform to be considered useful to the identified third parties? Be specific and use your own words to describe the aspects of the data. </text:span></text:p>
      <text:p text:style-name="P14"><text:span text:style-name="T20">·</text:span><text:span text:style-name="T24">         </text:span><text:span text:style-name="T3">Data Preparation (</text:span><text:span text:style-name="Strong_20_Emphasis"><text:span text:style-name="T3">10 points total</text:span></text:span><text:span text:style-name="T3">)</text:span></text:p>
      <text:p text:style-name="P15"><text:span text:style-name="T21">o</text:span><text:span text:style-name="T25">    </text:span><text:span text:style-name="T3">[</text:span><text:span text:style-name="Strong_20_Emphasis"><text:span text:style-name="T3">5 points</text:span></text:span><text:span text:style-name="T3">] Read in your images as numpy arrays. Resize and recolor images as necessary. </text:span></text:p>
      <text:p text:style-name="P15"><text:span text:style-name="T21">o</text:span><text:span text:style-name="T25">    </text:span><text:span text:style-name="T3">[</text:span><text:span text:style-name="Strong_20_Emphasis"><text:span text:style-name="T3">4 points</text:span></text:span><text:span text:style-name="T3">] Linearize the images to create a table of 1-D image features (each row should be one image).   </text:span></text:p>
      <text:p text:style-name="P15"><text:span text:style-name="T21">o</text:span><text:span text:style-name="T25">    </text:span><text:span text:style-name="T3">[</text:span><text:span text:style-name="Strong_20_Emphasis"><text:span text:style-name="T3">1 points</text:span></text:span><text:span text:style-name="T3">] Visualize several images.</text:span></text:p>
      <text:p text:style-name="P14"><text:span text:style-name="T20">·</text:span><text:span text:style-name="T24">         </text:span><text:span text:style-name="T3">Data Reduction (</text:span><text:span text:style-name="Strong_20_Emphasis"><text:span text:style-name="T3">60 points total</text:span></text:span><text:span text:style-name="T3">)</text:span></text:p>
      <text:p text:style-name="P15"><text:span text:style-name="T21">o</text:span><text:span text:style-name="T25">    </text:span><text:span text:style-name="T3">[</text:span><text:span text:style-name="Strong_20_Emphasis"><text:span text:style-name="T3">5 points</text:span></text:span><text:span text:style-name="T3">] Perform </text:span><text:span text:style-name="Strong_20_Emphasis"><text:span text:style-name="T3">linear</text:span></text:span><text:span text:style-name="T3"> dimensionality reduction of the images using principal components analysis. Visualize the explained variance of each component. Analyze how many dimensions are required to adequately represent your image data. Explain your analysis and conclusion.</text:span></text:p>
      <text:p text:style-name="P15"><text:span text:style-name="T21">o</text:span><text:span text:style-name="T25">    </text:span><text:span text:style-name="T3">[</text:span><text:span text:style-name="Strong_20_Emphasis"><text:span text:style-name="T3">5 points</text:span></text:span><text:span text:style-name="T3">] Perform </text:span><text:span text:style-name="Strong_20_Emphasis"><text:span text:style-name="T3">non-linear</text:span></text:span><text:span text:style-name="T3"> dimensionality reduction of your image data.</text:span></text:p>
      <text:p text:style-name="P15"><text:span text:style-name="T21">o</text:span><text:span text:style-name="T25">    </text:span><text:span text:style-name="T3">[</text:span><text:span text:style-name="Strong_20_Emphasis"><text:span text:style-name="T3">20 points</text:span></text:span><text:span text:style-name="T3">]  Compare the representation using non-linear dimensions to using linear dimensions. The method you choose to compare dimensionality methods should quantitatively explain which method is better at representing the images with fewer </text:span><text:soft-page-break/><text:span text:style-name="T3">components. Be aware that mean-squared error may not be a good measurement for kPCA.  Do you prefer one method over another? Why?</text:span></text:p>
      <text:p text:style-name="P15"><text:span text:style-name="T21">o</text:span><text:span text:style-name="T25">    </text:span><text:span text:style-name="T3">[</text:span><text:span text:style-name="Strong_20_Emphasis"><text:span text:style-name="T3">10 points</text:span></text:span><text:span text:style-name="T3">] Perform </text:span><text:span text:style-name="Strong_20_Emphasis"><text:span text:style-name="T3">feature extraction</text:span></text:span><text:span text:style-name="T3"> upon the images using any feature extraction technique (e.g., gabor filters, ordered gradients, DAISY, </text:span><text:span text:style-name="Emphasis"><text:span text:style-name="T3">etc</text:span></text:span><text:span text:style-name="T3">.).</text:span></text:p>
      <text:p text:style-name="P15"><text:span text:style-name="T21">o</text:span><text:span text:style-name="T25">    </text:span><text:span text:style-name="T3">[</text:span><text:span text:style-name="Strong_20_Emphasis"><text:span text:style-name="T3">20 points</text:span></text:span><text:span text:style-name="T3">] Does this feature extraction method show promise for your prediction task? Why? Use visualizations to analyze this questions. For example, visualize the differences</text:span><text:span text:style-name="Strong_20_Emphasis"><text:span text:style-name="T3"> between statistics of extracted features</text:span></text:span><text:span text:style-name="T3"> in each target class. Another option, use a heat map of the pairwise differences (ordered by class) among all extracted features. Another option, build a nearest neighbor classifier to see actual classification performance.  </text:span></text:p>
      <text:p text:style-name="P14"><text:span text:style-name="T20">·</text:span><text:span text:style-name="T24">         </text:span><text:span text:style-name="T1">  </text:span><text:span text:style-name="T3">Exceptional Work (</text:span><text:span text:style-name="Strong_20_Emphasis"><text:span text:style-name="T3">10 points total</text:span></text:span><text:span text:style-name="T3">)</text:span></text:p>
      <text:p text:style-name="P15"><text:span text:style-name="T21">o</text:span><text:span text:style-name="T25">    </text:span><text:span text:style-name="T3">You have free reign to provide any additional analyses. </text:span></text:p>
      <text:p text:style-name="P15"><text:span text:style-name="T21">o</text:span><text:span text:style-name="T25">    </text:span><text:span text:style-name="T3">One idea (</text:span><text:span text:style-name="Strong_20_Emphasis"><text:span text:style-name="T3">required for 7000 level students</text:span></text:span><text:span text:style-name="T3">): perform feature extraction upon the images using a feature extractor that requires key point matching (such as SIFT/SURF/ORB or others). Then build a nearest neighbor classifier using a method appropriate for your chosen features. You will need to investigate appropriate methods for comparisons with your chosen feature extraction technique. NOTE: this often requires some type of brute force matching per pair of images, which can be computationally expensive).</text:span></text:p>
      <text:h text:style-name="Heading_20_1" text:outline-level="1"><text:span text:style-name="T22">3. </text:span>Scheduling and Estimating. </text:h>
      <text:h text:style-name="Heading_20_3" text:outline-level="3">Tasks, <text:span text:style-name="T26">the way to finish tasks, time estimation, </text:span></text:h>
      <text:p text:style-name="Heading">Business undersdanding <text:span text:style-name="T27">(20pts)</text:span></text:p>
      <text:p text:style-name="P8"><text:span text:style-name="T15">w</text:span><text:span text:style-name="T2">ay:???</text:span></text:p>
      <text:p text:style-name="P8"><text:span text:style-name="T15">t</text:span><text:span text:style-name="T2">ime:???</text:span></text:p>
      <text:p text:style-name="P3">Data Preparation <text:span text:style-name="T26">+ <text:s/></text:span><text:span text:style-name="T11">Data Reduction </text:span><text:span text:style-name="T12">(excluding </text:span><text:span text:style-name="T11">Perform </text:span><text:span text:style-name="Strong_20_Emphasis"><text:span text:style-name="T11">feature extraction </text:span></text:span><text:span text:style-name="Strong_20_Emphasis"><text:span text:style-name="T13">part) (40pts)</text:span></text:span></text:p>
      <text:p text:style-name="P8"><text:span text:style-name="T15">w</text:span><text:span text:style-name="T2">ay:???</text:span></text:p>
      <text:p text:style-name="P9"><text:soft-page-break/><text:span text:style-name="T19">link to </text:span><text:span text:style-name="T2">data we use (NIH chest X-ray dataset)</text:span></text:p>
      <text:p text:style-name="P9"><text:span text:style-name="T2">https://www.kaggle.com/nih-chest-xrays/sample</text:span></text:p>
      <text:p text:style-name="P6"><text:span text:style-name="Strong_20_Emphasis"><text:span text:style-name="T8">t</text:span></text:span><text:span text:style-name="Strong_20_Emphasis"><text:span text:style-name="T7">ime:???</text:span></text:span></text:p>
      <text:p text:style-name="P3"><text:span text:style-name="T11">Perform </text:span><text:span text:style-name="Strong_20_Emphasis"><text:span text:style-name="T11">feature extraction </text:span></text:span><text:span text:style-name="Strong_20_Emphasis"><text:span text:style-name="T13">part (30pts)</text:span></text:span></text:p>
      <text:p text:style-name="P8"><text:span text:style-name="T15">w</text:span><text:span text:style-name="T2">ay:???</text:span></text:p>
      <text:p text:style-name="P6"><text:span text:style-name="Strong_20_Emphasis"><text:span text:style-name="T8">t</text:span></text:span><text:span text:style-name="Strong_20_Emphasis"><text:span text:style-name="T7">ime:???</text:span></text:span></text:p>
      <text:p text:style-name="P3"><text:span text:style-name="T11">One idea (</text:span><text:span text:style-name="Strong_20_Emphasis"><text:span text:style-name="T11">required for 7000 level students</text:span></text:span><text:span text:style-name="T11">) in Exceptional Work </text:span><text:span text:style-name="T12">(10pts)</text:span></text:p>
      <text:p text:style-name="P8"><text:span text:style-name="T15">w</text:span><text:span text:style-name="T2">ay:???</text:span></text:p>
      <text:p text:style-name="P16"><text:span text:style-name="T2">SIFT/SURF/ORB </text:span><text:span text:style-name="T18">part with <text:s/>brute force matching</text:span></text:p>
      <text:p text:style-name="P7"><text:a xlink:type="simple" xlink:href="https://youtu.be/USl5BHFq2H4" text:style-name="Internet_20_link" text:visited-style-name="Visited_20_Internet_20_Link"><text:span text:style-name="T9">https://youtu.be/USl5BHFq2H4</text:span></text:a></text:p>
      <text:p text:style-name="P7"><text:a xlink:type="simple" xlink:href="https://youtu.be/Fe-KWKPk9Zc" text:style-name="Internet_20_link" text:visited-style-name="Visited_20_Internet_20_Link"><text:span text:style-name="T9">https://youtu.be/Fe-KWKPk9Zc</text:span></text:a></text:p>
      <text:p text:style-name="P17"><text:span text:style-name="T2">nearest neighbor classifier part</text:span></text:p>
      <text:p text:style-name="P7"><text:a xlink:type="simple" xlink:href="https://youtu.be/xKwj_CSK4qc" text:style-name="Internet_20_link" text:visited-style-name="Visited_20_Internet_20_Link"><text:span text:style-name="T9">https://youtu.be/xKwj_CSK4qc</text:span></text:a></text:p>
      <text:p text:style-name="P10"><text:span text:style-name="T2"/></text:p>
      <text:p text:style-name="P8"><text:span text:style-name="T15">t</text:span><text:span text:style-name="T2">ime:???</text:span></text:p>
      <text:p text:style-name="P6"><text:span text:style-name="T10"/></text:p>
      <text:h text:style-name="Heading_20_1" text:outline-level="1"><text:span text:style-name="T22">4. </text:span>Status Reporting/Executing. </text:h>
      <text:h text:style-name="Heading_20_1" text:outline-level="1"><text:span text:style-name="T22">5. </text:span>Success – Closing the project. </text:h>
      <text:p text:style-name="Text_20_body"/>
      <text:p text:style-name="P4"><text:span text:style-name="T3"/></text:p>
      <text:p text:style-name="P2"><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erif, EmojiFont"/>
    <style:font-face style:name="Helvetica" svg:font-family="Helvetica, sans-serif, serif, EmojiFont"/>
    <style:font-face style:name="Symbol" svg:font-family="Symbol, serif, EmojiFont"/>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6:03:36.225227271</meta:creation-date>
    <dc:date>2019-02-18T17:28:36.487056857</dc:date>
    <meta:editing-duration>PT23M36S</meta:editing-duration>
    <meta:editing-cycles>6</meta:editing-cycles>
    <meta:generator>LibreOffice/5.1.6.2$Linux_X86_64 LibreOffice_project/10m0$Build-2</meta:generator>
    <meta:document-statistic meta:table-count="0" meta:image-count="0" meta:object-count="0" meta:page-count="4" meta:paragraph-count="60" meta:word-count="700" meta:character-count="4887" meta:non-whitespace-character-count="4150"/>
  </office:meta>
</office:document-meta>
</file>